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QUESADA QUEVEDO, CESAR AUGU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ESADA QUEVEDO, CESAR AUG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UESADA QUEVEDO, CESAR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394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59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